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1328a"/>
    </style:style>
    <style:style style:name="P2" style:family="paragraph" style:parent-style-name="Text_20_body" style:list-style-name="L2">
      <style:text-properties fo:font-weight="bold" officeooo:rsid="0010ab9e" officeooo:paragraph-rsid="0010ab9e" style:font-weight-asian="bold" style:font-weight-complex="bold"/>
    </style:style>
    <style:style style:name="P3" style:family="paragraph" style:parent-style-name="Text_20_body">
      <style:text-properties fo:font-weight="bold" officeooo:rsid="0010ab9e" officeooo:paragraph-rsid="0010ab9e" style:font-weight-asian="bold" style:font-weight-complex="bold"/>
    </style:style>
    <style:style style:name="P4" style:family="paragraph" style:parent-style-name="Text_20_body">
      <style:text-properties fo:font-weight="bold" officeooo:rsid="001cb7d9" officeooo:paragraph-rsid="001cb7d9" style:font-weight-asian="bold" style:font-weight-complex="bold"/>
    </style:style>
    <style:style style:name="P5" style:family="paragraph" style:parent-style-name="Text_20_body">
      <style:text-properties fo:font-weight="bold" officeooo:rsid="001dbcb0" officeooo:paragraph-rsid="001dbcb0" style:font-weight-asian="bold" style:font-weight-complex="bold"/>
    </style:style>
    <style:style style:name="P6" style:family="paragraph" style:parent-style-name="Text_20_body">
      <style:text-properties fo:font-weight="bold" officeooo:rsid="00203fbd" officeooo:paragraph-rsid="00203fbd" style:font-weight-asian="bold" style:font-weight-complex="bold"/>
    </style:style>
    <style:style style:name="P7" style:family="paragraph" style:parent-style-name="Text_20_body">
      <style:text-properties fo:font-weight="bold" officeooo:rsid="003e23d3" officeooo:paragraph-rsid="003e23d3" style:font-weight-asian="bold" style:font-weight-complex="bold"/>
    </style:style>
    <style:style style:name="P8" style:family="paragraph" style:parent-style-name="Text_20_body">
      <style:text-properties officeooo:paragraph-rsid="0011328a"/>
    </style:style>
    <style:style style:name="P9" style:family="paragraph" style:parent-style-name="Text_20_body">
      <style:text-properties officeooo:paragraph-rsid="001a772b"/>
    </style:style>
    <style:style style:name="P10" style:family="paragraph" style:parent-style-name="Text_20_body">
      <style:text-properties officeooo:paragraph-rsid="00203fbd"/>
    </style:style>
    <style:style style:name="P11" style:family="paragraph" style:parent-style-name="Text_20_body">
      <style:text-properties officeooo:paragraph-rsid="00278d5e"/>
    </style:style>
    <style:style style:name="P12" style:family="paragraph" style:parent-style-name="Text_20_body">
      <style:text-properties officeooo:paragraph-rsid="00331459"/>
    </style:style>
    <style:style style:name="P13" style:family="paragraph" style:parent-style-name="Text_20_body">
      <style:text-properties officeooo:paragraph-rsid="0033707d"/>
    </style:style>
    <style:style style:name="P14" style:family="paragraph" style:parent-style-name="Text_20_body">
      <style:text-properties officeooo:paragraph-rsid="003ae401"/>
    </style:style>
    <style:style style:name="T1" style:family="text">
      <style:text-properties officeooo:rsid="001420b4"/>
    </style:style>
    <style:style style:name="T2" style:family="text">
      <style:text-properties officeooo:rsid="001a772b"/>
    </style:style>
    <style:style style:name="T3" style:family="text">
      <style:text-properties fo:font-weight="normal" officeooo:rsid="0010ab9e" style:font-weight-asian="normal" style:font-weight-complex="normal"/>
    </style:style>
    <style:style style:name="T4" style:family="text">
      <style:text-properties fo:font-weight="normal" officeooo:rsid="001cb7d9" style:font-weight-asian="normal" style:font-weight-complex="normal"/>
    </style:style>
    <style:style style:name="T5" style:family="text">
      <style:text-properties fo:font-weight="normal" officeooo:rsid="0021d480" style:font-weight-asian="normal" style:font-weight-complex="normal"/>
    </style:style>
    <style:style style:name="T6" style:family="text">
      <style:text-properties fo:font-weight="normal" officeooo:rsid="003543d1" style:font-weight-asian="normal" style:font-weight-complex="normal"/>
    </style:style>
    <style:style style:name="T7" style:family="text">
      <style:text-properties fo:font-weight="normal" officeooo:rsid="00368ccf" style:font-weight-asian="normal" style:font-weight-complex="normal"/>
    </style:style>
    <style:style style:name="T8" style:family="text">
      <style:text-properties fo:font-weight="normal" officeooo:rsid="00387971" style:font-weight-asian="normal" style:font-weight-complex="normal"/>
    </style:style>
    <style:style style:name="T9" style:family="text">
      <style:text-properties fo:font-weight="normal" officeooo:rsid="00397268" style:font-weight-asian="normal" style:font-weight-complex="normal"/>
    </style:style>
    <style:style style:name="T10" style:family="text">
      <style:text-properties fo:font-weight="normal" officeooo:rsid="003ae401" style:font-weight-asian="normal" style:font-weight-complex="normal"/>
    </style:style>
    <style:style style:name="T11" style:family="text">
      <style:text-properties fo:font-weight="normal" officeooo:rsid="003c7c74" style:font-weight-asian="normal" style:font-weight-complex="normal"/>
    </style:style>
    <style:style style:name="T12" style:family="text">
      <style:text-properties fo:font-size="14pt" fo:font-weight="bold" officeooo:rsid="00203fbd" style:font-size-asian="14pt" style:font-weight-asian="bold" style:font-size-complex="14pt" style:font-weight-complex="bold"/>
    </style:style>
    <style:style style:name="T13" style:family="text">
      <style:text-properties officeooo:rsid="0021d480"/>
    </style:style>
    <style:style style:name="T14" style:family="text">
      <style:text-properties officeooo:rsid="00243c65"/>
    </style:style>
    <style:style style:name="T15" style:family="text">
      <style:text-properties officeooo:rsid="00278d5e"/>
    </style:style>
    <style:style style:name="T16" style:family="text">
      <style:text-properties officeooo:rsid="003314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2">Learning how to act: making good decisions with machine learning</text:span></text:p>
      <text:p text:style-name="P9"/>
      <text:p text:style-name="P6">Introduction </text:p>
      <text:p text:style-name="P12">Learning the outcome of an <text:span text:style-name="T2">action</text:span> is central to many real world problems. Does de-worming children in poor countries improve health and educational outcomes [worm-wars]? Would increasing the minimum wage benefit lead to higher unemployment? Will offering this customer a discount improve my revenue? These questions are difficult as they require more than identifying a pattern in data. <text:s/><text:span text:style-name="T16">There are two, very different, major approaches to this problem with the machine learning community: </text:span><text:span text:style-name="T3">reinforcement learning and causal inference. </text:span></text:p>
      <text:p text:style-name="P11"><text:span text:style-name="T14">Reinforcement learning addresses the problem of learning from explicitly taking actions. There is typically some state or environment, an agent chooses an action from those available in the current state, the state evolves stochastically as a function of the selected action and the agent then receives some feedback or reward that is a function of the new state. This setting differs from the standard classification problem in that the agent must learn from feedback on the selected action, rather than being presented with the correct action for a given state. A common modelling assumption is to assume that the state evolves only as a function of the previous state and the action chosen, and given these, is independent of the previous history of states and actions. This is known as a Markov decision process or MDP. <text:s/>A particularly well studied and understood model are MDPs with only a single state. In this case, there are a set of actions, each associated with a fixed but unknown reward distribution and at each time step our agent selects and action and receives corresponding feedback. This is known as the multi-armed bandit problem. </text:span></text:p>
      <text:p text:style-name="P10">Causal inference makes use of assumptions to allow the outcome of <text:span text:style-name="T15">actions</text:span> to be predicted from <text:span text:style-name="T15">observational data. That is, data where actions were not explicitly selected. The key to causal inference is a framework that can model how actions change the state of the world. This framework then allows us to map information collected in one setting to another. </text:span></text:p>
      <text:p text:style-name="P13">Both approaches can be seen as extensions to the concept of randomi<text:span text:style-name="T13">s</text:span>ed controlled trials. <text:span text:style-name="T3">Bandit algorithms deal with the sequential nature of the decision making process. Causal inference with the problem that full randomi</text:span><text:span text:style-name="T5">s</text:span><text:span text:style-name="T3">ation is not always feasible, </text:span><text:span text:style-name="T4">affordable or ethical</text:span><text:span text:style-name="T3">. </text:span></text:p>
      <text:p text:style-name="P14"><text:span text:style-name="T3">The similarities between the problems that these techniques have been developed to address raises the question of if there are problems best addressed by a combination of these approaches and how they can be combined. </text:span><text:span text:style-name="T6">The goal of my thesis is to explore th</text:span><text:span text:style-name="T9">ese</text:span><text:span text:style-name="T6"> questions. In the next sections I briefly review the key literature in causal inference and bandits. I then present a general approach </text:span><text:span text:style-name="T7">to <text:s/>how </text:span><text:span text:style-name="T8">causal </text:span><text:span text:style-name="T9">models </text:span><text:span text:style-name="T10">might be incorporated into bandit settings and conclude by demonstrating an </text:span><text:span text:style-name="T11">algorithm that leverages causal assumptions to improve performance in a specific bandit setting. </text:span></text:p>
      <text:p text:style-name="P4">Causal inference</text:p>
      <text:p text:style-name="P1">However, causal inference poses an additional challenge. Correlation is not causation. Essentially, causal inference can be seen as the problem of inferring a property of the post interventional distribution from data collected prior to taking the intervention. This requires some form of assumption of the way in which the intervention changes the system</text:p>
      <text:p text:style-name="P1"><text:soft-page-break/>The difference between predictive and causal models is fundamental. In a predictive model, we care only about the accuracy of our predictions. we implicitly assume that any actions we take on the basis of our predictions do not influence the data presented to our model. For example, predicting which underground pipe will fail on the basis of geological, and pipe characteristics is predictive if the goal is targeting maintenance to <text:span text:style-name="T1">minimise</text:span> failures. On the other hand if the goal is to select pipe materials <text:span text:style-name="T1">then the problem is causal. We care if it is the pipe material or other characteristics that is causing failure and we have to account for the possibility of confounding. For example, <text:s/>tougher pipe materials could have been used in geographically unstable areas such that tougher materials appear correlated with a higher failure rate, despite in fact reducing the risk of failure. </text:span></text:p>
      <text:p text:style-name="P1"/>
      <text:list xml:id="list8526971787475940187" text:style-name="L2">
        <text:list-item>
          <text:p text:style-name="P2">Approaches to defining and addressing Causal Inference</text:p>
          <text:list>
            <text:list-item>
              <text:p text:style-name="P2">Structural Equation models in Economics</text:p>
            </text:list-item>
            <text:list-item>
              <text:p text:style-name="P2">Randomized Experiment and the Rubin Model</text:p>
            </text:list-item>
            <text:list-item>
              <text:p text:style-name="P2">Directed Acyclic Graphs (AKA Pearl)</text:p>
            </text:list-item>
          </text:list>
        </text:list-item>
      </text:list>
      <text:p text:style-name="P3"/>
      <text:p text:style-name="P5">Bandits </text:p>
      <text:p text:style-name="P7">Basic model <text:s/>in math.</text:p>
      <text:p text:style-name="P7">Types of structure already considered.</text:p>
      <text:p text:style-name="P7"/>
      <text:p text:style-name="P5"/>
      <text:p text:style-name="P5"/>
      <text:p text:style-name="P6">Unifying the frameworks</text:p>
      <text:p text:style-name="P6"/>
      <text:p text:style-name="P5"/>
      <text:list xml:id="list113808809965518" text:continue-numbering="true" text:style-name="L2">
        <text:list-item>
          <text:p text:style-name="P2">The relationship between Causal Inference and Reinforcement Learning (specifically Bandits)</text:p>
          <text:list>
            <text:list-item>
              <text:p text:style-name="P2">Need to explain why bandits (one of the simplest and best explored areas of reinforcement learning)</text:p>
            </text:list-item>
            <text:list-item>
              <text:p text:style-name="P2">Both address the problem of selecting actions under uncertainty. </text:p>
              <text:list>
                <text:list-item>
                  <text:p text:style-name="P2">Causal Inference levereges assumptions to allow the outcome of an action to be predicted from non-experimental data.</text:p>
                </text:list-item>
                <text:list-item>
                  <text:p text:style-name="P2">Bandits account for the sequential nature of many decision making processes, and provide algorithms for selecting actions in repeated experiments so as to minimize the loss. </text:p>
                </text:list-item>
                <text:list-item>
                  <text:p text:style-name="P2"><text:soft-page-break/>Key related work in liturature – more complex feedback <text:s/>- (linear bandits, graph feedback, partial monitoring) </text:p>
                </text:list-item>
              </text:list>
            </text:list-item>
            <text:list-item>
              <text:p text:style-name="P2">Where exactly could the two approaches be complementary</text:p>
            </text:list-item>
          </text:list>
        </text:list-item>
      </text:list>
      <text:p text:style-name="Text_20_body"/>
      <text:p text:style-name="Text_20_body"/>
      <text:p text:style-name="Text_20_body"/>
      <text:p text:style-name="Text_20_body"><text:s text:c="8"/></text:p>
      <text:p text:style-name="Text_20_body"><text:s text:c="8"/>Relationship between causal inference and reinforcement learning</text:p>
      <text:p text:style-name="Text_20_body"><text:s text:c="16"/>- why bandits</text:p>
      <text:p text:style-name="Text_20_body"><text:s text:c="16"/>- how can structur</text:p>
      <text:p text:style-name="Text_20_body"><text:s text:c="16"/>- specific problem</text:p>
      <text:p text:style-name="Text_20_body"><text:s text:c="8"/>Feature selection for causal inference and discovery</text:p>
      <text:p text:style-name="Text_20_body"><text:s text:c="16"/>- learning the graph</text:p>
      <text:p text:style-name="Text_20_body"><text:s text:c="16"/>- learning given the graph. Given a graph, select which features to train on to build a causal model. </text:p>
      <text:p text:style-name="Text_20_body"><text:s text:c="16"/>- can we infer anything about the causal structure from the distributions over the features (yes - causal discovery tells us we can)</text:p>
      <text:p text:style-name="Text_20_body"><text:s text:c="16"/>- first discover the graph(s) then do inference with each possible graph.</text:p>
      <text:p text:style-name="Text_20_body"><text:s text:c="16"/>- with a predictive model - features selection is to avoid over-fitting. You can create new combinations of features as products etc.</text:p>
      <text:p text:style-name="Text_20_body"><text:s text:c="13"/></text:p>
      <text:p text:style-name="Text_20_body"/>
      <text:p text:style-name="Text_20_body"><text:s text:c="1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15:35:11.492384878</meta:creation-date>
    <meta:generator>LibreOffice/4.2.8.2$Linux_X86_64 LibreOffice_project/420m0$Build-2</meta:generator>
    <dc:date>2015-10-29T11:38:07.178040548</dc:date>
    <meta:editing-duration>P3DT18H42M52S</meta:editing-duration>
    <meta:editing-cycles>43</meta:editing-cycles>
    <meta:document-statistic meta:table-count="0" meta:image-count="0" meta:object-count="0" meta:page-count="3" meta:paragraph-count="38" meta:word-count="927" meta:character-count="6039" meta:non-whitespace-character-count="4958"/>
  </office:meta>
</office:document-meta>
</file>